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paragraph-rsid="0021d155" style:font-weight-asian="bold" style:font-weight-complex="bold"/>
    </style:style>
    <style:style style:name="P4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text-properties officeooo:rsid="0047394e" officeooo:paragraph-rsid="0047394e"/>
    </style:style>
    <style:style style:name="P14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weight="bold" officeooo:rsid="0048abc6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officeooo:rsid="001a69fb"/>
    </style:style>
    <style:style style:name="T17" style:family="text">
      <style:text-properties officeooo:rsid="001d3769"/>
    </style:style>
    <style:style style:name="T18" style:family="text">
      <style:text-properties officeooo:rsid="0021d155"/>
    </style:style>
    <style:style style:name="T19" style:family="text">
      <style:text-properties officeooo:rsid="0022e60a"/>
    </style:style>
    <style:style style:name="T20" style:family="text">
      <style:text-properties officeooo:rsid="0029f66c"/>
    </style:style>
    <style:style style:name="T21" style:family="text">
      <style:text-properties officeooo:rsid="002b749d"/>
    </style:style>
    <style:style style:name="T22" style:family="text">
      <style:text-properties officeooo:rsid="002eb5a0"/>
    </style:style>
    <style:style style:name="T23" style:family="text">
      <style:text-properties officeooo:rsid="00331451"/>
    </style:style>
    <style:style style:name="T24" style:family="text">
      <style:text-properties officeooo:rsid="003da5f6"/>
    </style:style>
    <style:style style:name="T25" style:family="text">
      <style:text-properties officeooo:rsid="003eface"/>
    </style:style>
    <style:style style:name="T26" style:family="text">
      <style:text-properties officeooo:rsid="00426e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vorak² no-dead-keys <text:s/>₍₁₂ ₁₂ ₁₂ ₈₎</text:h>
      <text:p text:style-name="P8"><text:span text:style-name="T15">_LTR</text:span><text:span text:style-name="T14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3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20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2">LGUI</text:span> <text:s/>Right+_DRA</text:p>
      <text:p text:style-name="P13">##################################################################################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2">LGUI</text:span> <text:s text:c="4"/>Right+RAlt</text:p>
      <text:p text:style-name="P13">##################################################################################</text:p>
      <text:p text:style-name="P8"><text:span text:style-name="T15">_FUN</text:span><text:span text:style-name="T14"> (F-keys, Layer access, Set BASE key direction)</text:span></text:p>
      <text:p text:style-name="P2">BASE: NUMS: FUN<text:span text:style-name="T17">&lt;</text:span> <text:s/>_MOV <text:s/>_RAR <text:s/>_REV <text:s/><text:span text:style-name="T1">|</text:span> ACCE: DRAW: xxx <text:s text:c="2"/>xxx <text:s text:c="2"/>xxx <text:s/>!<text:span text:style-name="T16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2">LAlt <text:s/>LCtl&amp; <text:s/><text:span text:style-name="T26">RGUI</text:span> <text:s/>LCtl&amp; <text:span text:style-name="T1">|</text:span> LSft&amp; <text:s/>+LCtl&amp;LSft <text:span text:style-name="T21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3">##################################################################################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Alt</text:span></text:p>
      <text:p text:style-name="P13">##################################################################################</text:p>
      <text:p text:style-name="P6"><text:span text:style-name="T5">_RAR</text:span> (RARely used keys) (Only through _FUN layer)</text:p>
      <text:p text:style-name="P1">BASE <text:s/>xxx <text:s text:c="3"/><text:span text:style-name="T18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3">P <text:s text:c="4"/>Power•<text:span text:style-name="T24"> </text:span>Wake• Sleep•<text:span text:style-name="T24"> </text:span>Pause•<text:span text:style-name="T24"> </text:span>ScrLk <text:span text:style-name="T2">|</text:span><text:span text:style-name="T18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5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</text:span><text:span text:style-name="T13">RGUI</text:span><text:span text:style-name="T5"> <text:s/>xxx <text:s/></text:span><text:span text:style-name="T1">|</text:span><text:span text:style-name="T5"> xxx <text:s text:c="2"/>xxx <text:s text:c="2"/></text:span><text:span text:style-name="T13">LGUI</text:span><text:span text:style-name="T5"> <text:s text:c="2"/>App</text:span></text:p>
      <text:p text:style-name="P4">##################################################################################</text:p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,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4">##################################################################################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4">##################################################################################</text:p>
      <text:p text:style-name="P6">Layer _DRA (DRAwings, whatever else)</text:p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 <text:span text:style-name="T19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9:10:51.722488246</dc:date>
    <meta:editing-duration>PT3H44M27S</meta:editing-duration>
    <meta:editing-cycles>42</meta:editing-cycles>
    <meta:generator>LibreOffice/6.1.5.2$Linux_X86_64 LibreOffice_project/10$Build-2</meta:generator>
    <meta:print-date>2019-12-20T19:10:39.345625780</meta:print-date>
    <meta:document-statistic meta:table-count="0" meta:image-count="0" meta:object-count="0" meta:page-count="1" meta:paragraph-count="59" meta:word-count="495" meta:character-count="3743" meta:non-whitespace-character-count="2568"/>
  </office:meta>
</office:document-meta>
</file>